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4f2c6" officeooo:paragraph-rsid="0084f2c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rsid="007332d7" officeooo:paragraph-rsid="00311736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8a203e" officeooo:paragraph-rsid="008a203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48d5" officeooo:paragraph-rsid="006d9fe2" style:font-size-asian="12pt" style:font-weight-asian="normal" style:font-name-complex="DejaVu Sans Condensed2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48d5" officeooo:paragraph-rsid="006d9fe2" style:font-size-asian="12pt" style:font-weight-asian="normal" style:font-name-complex="DejaVu Sans Condensed2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d9fe2" officeooo:paragraph-rsid="006d9fe2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d9fe2" officeooo:paragraph-rsid="00793572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472b" officeooo:paragraph-rsid="006f472b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6d9fe2" officeooo:paragraph-rsid="006d9fe2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officeooo:rsid="008a203e" officeooo:paragraph-rsid="008a203e"/>
    </style:style>
    <style:style style:name="P1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officeooo:rsid="008a203e" officeooo:paragraph-rsid="008a203e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6f472b" officeooo:paragraph-rsid="006f472b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6d9fe2" officeooo:paragraph-rsid="006d9fe2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6d9fe2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officeooo:rsid="006d9fe2" officeooo:paragraph-rsid="006d9fe2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1" officeooo:rsid="006d9fe2" officeooo:paragraph-rsid="0084934e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6d9fe2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84f2c6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6f472b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5cc20c"/>
    </style:style>
    <style:style style:name="P25" style:family="paragraph" style:parent-style-name="Standard" style:list-style-name="L6">
      <style:paragraph-properties fo:text-align="start" style:justify-single-word="false"/>
      <style:text-properties officeooo:paragraph-rsid="008a203e"/>
    </style:style>
    <style:style style:name="P26" style:family="paragraph" style:parent-style-name="Standard" style:list-style-name="L8">
      <style:paragraph-properties fo:text-align="start" style:justify-single-word="false"/>
      <style:text-properties officeooo:paragraph-rsid="008a203e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8a203e"/>
    </style:style>
    <style:style style:name="P28" style:family="paragraph" style:parent-style-name="Standard">
      <style:paragraph-properties fo:text-align="start" style:justify-single-word="false"/>
      <style:text-properties officeooo:paragraph-rsid="008ac8d3"/>
    </style:style>
    <style:style style:name="P29" style:family="paragraph" style:parent-style-name="Standard" style:list-style-name="L9">
      <style:paragraph-properties fo:text-align="start" style:justify-single-word="false"/>
      <style:text-properties officeooo:rsid="008a203e" officeooo:paragraph-rsid="008a203e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ac8d3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ac8d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3572" style:font-weight-asian="bold" style:font-weight-complex="bold"/>
    </style:style>
    <style:style style:name="T3" style:family="text">
      <style:text-properties fo:font-weight="bold" officeooo:rsid="007ed986" style:font-weight-asian="bold" style:font-weight-complex="bold"/>
    </style:style>
    <style:style style:name="T4" style:family="text">
      <style:text-properties fo:font-weight="bold" style:font-weight-asian="bold" style:font-name-complex="DejaVu Sans Condensed2" style:font-weight-complex="bold"/>
    </style:style>
    <style:style style:name="T5" style:family="text">
      <style:text-properties style:text-line-through-style="none" style:text-line-through-type="none" style:font-name="DejaVu Sans Condensed1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6f472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5cc20c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84f2c6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5cc20c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6f472b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84f2c6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officeooo:rsid="008a203e"/>
    </style:style>
    <style:style style:name="T15" style:family="text">
      <style:text-properties style:text-line-through-style="none" style:text-line-through-type="none" style:font-name="DejaVu Sans Condensed1" fo:font-weight="bold" style:font-weight-asian="bold" style:font-weight-complex="bold"/>
    </style:style>
    <style:style style:name="T16" style:family="text">
      <style:text-properties style:text-line-through-style="none" style:text-line-through-type="none" style:font-name="DejaVu Sans Condensed1" fo:font-weight="bold" officeooo:rsid="008a203e" style:font-weight-asian="bold" style:font-weight-complex="bold"/>
    </style:style>
    <style:style style:name="T17" style:family="text">
      <style:text-properties style:font-name-complex="DejaVu Sans Condensed2"/>
    </style:style>
    <style:style style:name="T18" style:family="text">
      <style:text-properties officeooo:rsid="003148d5" style:font-name-complex="DejaVu Sans Condensed2"/>
    </style:style>
    <style:style style:name="T19" style:family="text">
      <style:text-properties officeooo:rsid="007738fa" style:font-name-complex="DejaVu Sans Condensed2"/>
    </style:style>
    <style:style style:name="T20" style:family="text">
      <style:text-properties officeooo:rsid="00242ae4" style:font-name-complex="DejaVu Sans Condensed2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719a60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f472b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6d9fe2" style:font-size-asian="12pt" style:font-weight-asian="bold" style:font-size-complex="12pt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6d9fe2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6f472b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719a6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79357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84934e" style:font-size-asian="12pt" style:font-weight-asian="normal" style:font-size-complex="12pt" style:font-weight-complex="normal"/>
    </style:style>
    <style:style style:name="T31" style:family="text">
      <style:text-properties fo:font-size="12pt" style:font-size-asian="12pt" style:font-name-complex="DejaVu Sans Condensed2" style:font-size-complex="12pt"/>
    </style:style>
    <style:style style:name="T32" style:family="text">
      <style:text-properties fo:font-size="12pt" officeooo:rsid="003148d5" style:font-size-asian="12pt" style:font-name-complex="DejaVu Sans Condensed2" style:font-size-complex="12pt"/>
    </style:style>
    <style:style style:name="T33" style:family="text">
      <style:text-properties fo:font-size="12pt" officeooo:rsid="007738fa" style:font-size-asian="12pt" style:font-name-complex="DejaVu Sans Condensed2" style:font-size-complex="12pt"/>
    </style:style>
    <style:style style:name="T34" style:family="text">
      <style:text-properties officeooo:rsid="007738fa"/>
    </style:style>
    <style:style style:name="T35" style:family="text">
      <style:text-properties officeooo:rsid="00793572"/>
    </style:style>
    <style:style style:name="T36" style:family="text">
      <style:text-properties officeooo:rsid="0084f2c6"/>
    </style:style>
    <style:style style:name="T37" style:family="text">
      <style:text-properties style:font-name="DejaVu Sans Condensed1" fo:font-size="12pt" fo:font-weight="bold" officeooo:rsid="006d9fe2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85e989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477cfc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87fe76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8972a4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8a203e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normal" officeooo:rsid="006d9fe2" style:font-size-asian="12pt" style:font-weight-asian="normal" style:font-size-complex="12pt" style:font-weight-complex="normal"/>
    </style:style>
    <style:style style:name="T4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48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C1" office:value-type="string">
            <text:p text:style-name="P31">3xx - Flight</text:p>
          </table:table-cell>
          <table:table-cell table:style-name="Table1.B1" office:value-type="string">
            <text:p text:style-name="P31">4xx - A2A</text:p>
          </table:table-cell>
          <table:table-cell table:style-name="Table1.B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28"><text:span text:style-name="T39">3</text:span><text:span text:style-name="T40">0</text:span><text:span text:style-name="T39">1</text:span><text:span text:style-name="T41"> - </text:span><text:span text:style-name="T42">Flight - </text:span><text:span text:style-name="T43">Takeoff, </text:span><text:span text:style-name="T44">Smoke System</text:span><text:span text:style-name="T43">, Landing</text:span><text:span text:style-name="T46">, Engine Restart</text:span></text:p>
      <text:p text:style-name="P6"/>
      <text:p text:style-name="P7">Takeoff</text:p>
      <text:list text:style-name="L1">
        <text:list-item>
          <text:p text:style-name="P8">Max takeoff weight: 5600 kg<text:span text:style-name="T34">/12346 lbs</text:span></text:p>
        </text:list-item>
        <text:list-item>
          <text:p text:style-name="P10"><text:span text:style-name="T18">T</text:span><text:span text:style-name="T17">akeoff distance at max gross weight: 1280 m</text:span><text:span text:style-name="T19">/4200 ft</text:span><text:span text:style-name="T17"> (assuming at sea level)</text:span></text:p>
        </text:list-item>
      </text:list>
      <text:list text:style-name="L2">
        <text:list-item>
          <text:p text:style-name="P16">Taxi with differential braking, <text:span text:style-name="T1">Rooskie brakes</text:span>.</text:p>
        </text:list-item>
        <text:list-item>
          <text:p text:style-name="P21"><text:span text:style-name="T37">Flaps</text:span><text:span text:style-name="T47"> ... </text:span><text:span text:style-name="T37">Takeoff </text:span><text:span text:style-name="T45">(middle) </text:span><text:span text:style-name="T37">position</text:span><text:span text:style-name="T47"> (</text:span><text:span text:style-name="T37">T</text:span><text:span text:style-name="T38">6</text:span><text:span text:style-name="T37"> switch down</text:span><text:span text:style-name="T47">)</text:span></text:p>
        </text:list-item>
        <text:list-item>
          <text:p text:style-name="P17">Brakes will hold full mil power.</text:p>
        </text:list-item>
        <text:list-item>
          <text:p text:style-name="P18"><text:span text:style-name="T26">Unstick the nosewheel at </text:span><text:span text:style-name="T24">150 kph</text:span><text:span text:style-name="T26">.</text:span></text:p>
        </text:list-item>
        <text:list-item>
          <text:p text:style-name="P19"><text:span text:style-name="T25">Rotate at </text:span><text:span text:style-name="T21">190-200 kph</text:span><text:span text:style-name="T28">,</text:span><text:span text:style-name="T25"> </text:span><text:span text:style-name="T29">up to </text:span><text:span text:style-name="T25">211 kph</text:span><text:span text:style-name="T28">/114 kts</text:span><text:span text:style-name="T25"> at max gross</text:span><text:span text:style-name="T28">.</text:span></text:p>
        </text:list-item>
        <text:list-item>
          <text:p text:style-name="P19"><text:span text:style-name="T25">Gear up</text:span><text:span text:style-name="T28"> before </text:span><text:span text:style-name="T22">340 kph</text:span><text:span text:style-name="T27">.</text:span></text:p>
        </text:list-item>
        <text:list-item>
          <text:p text:style-name="P20"><text:span text:style-name="T25">Flaps up </text:span><text:span text:style-name="T30">b</text:span><text:span text:style-name="T27">etween </text:span><text:span text:style-name="T23">250-310 kph</text:span><text:span text:style-name="T30">.</text:span></text:p>
        </text:list-item>
        <text:list-item>
          <text:p text:style-name="P18"><text:span text:style-name="T26">Climb at </text:span><text:span text:style-name="T24">350 kph</text:span><text:span text:style-name="T26">.</text:span></text:p>
        </text:list-item>
      </text:list>
      <text:p text:style-name="P1"/>
      <text:p text:style-name="P3">Smoke (centerline and pods)</text:p>
      <text:list text:style-name="L3">
        <text:list-item>
          <text:p text:style-name="P22"><text:span text:style-name="T9">Turn on </text:span><text:span text:style-name="T13">all weapon CBs</text:span><text:span text:style-name="T9"> (see </text:span><text:span text:style-name="T13">Fence In</text:span><text:span text:style-name="T9"> steps on </text:span><text:span text:style-name="T13">A/A</text:span><text:span text:style-name="T9"> or </text:span><text:span text:style-name="T13">A/G</text:span><text:span text:style-name="T9"> pages), select </text:span><text:span text:style-name="T13">inner pylons</text:span><text:span text:style-name="T9"> for centerline smoke, </text:span><text:span text:style-name="T13">outer pylons</text:span><text:span text:style-name="T9"> for smoke pods. <text:s/>Toggle smoke with </text:span><text:span text:style-name="T13">Trigger</text:span><text:span text:style-name="T9">.</text:span></text:p>
        </text:list-item>
      </text:list>
      <text:p text:style-name="P1"/>
      <text:p text:style-name="P2">Landing</text:p>
      <text:list text:style-name="L4">
        <text:list-item>
          <text:p text:style-name="P9">Max landing weight: 4800 kg<text:span text:style-name="T34">/10582 lbs</text:span></text:p>
        </text:list-item>
        <text:list-item>
          <text:p text:style-name="P13"><text:span text:style-name="T32">L</text:span><text:span text:style-name="T31">anding distance at max gross weight: 1070 m</text:span><text:span text:style-name="T33">/3510 ft</text:span><text:span text:style-name="T31"> (assuming at sea level)</text:span></text:p>
        </text:list-item>
      </text:list>
      <text:list text:style-name="L5">
        <text:list-item>
          <text:p text:style-name="P12">Under <text:span text:style-name="T1">340 kph</text:span>, gear down.</text:p>
        </text:list-item>
        <text:list-item>
          <text:p text:style-name="P12">Under <text:span text:style-name="T1">310 kph</text:span>, flaps full down (<text:span text:style-name="T1">shift-T6 switch down</text:span>)</text:p>
        </text:list-item>
        <text:list-item>
          <text:p text:style-name="P12">Approach speed is approx <text:span text:style-name="T1">230 kph</text:span><text:span text:style-name="T36">, stall speed in landing configuration is </text:span>about <text:span text:style-name="T3">145 kph</text:span>.</text:p>
        </text:list-item>
        <text:list-item>
          <text:p text:style-name="P11"><text:span text:style-name="T20">L</text:span><text:span text:style-name="T17">anding speed at max takeoff weight: </text:span><text:span text:style-name="T4">190 kph</text:span></text:p>
        </text:list-item>
        <text:list-item>
          <text:p text:style-name="P23"><text:span text:style-name="T6">At </text:span><text:span text:style-name="T12">8-10 m</text:span><text:span text:style-name="T6"> altitude, begin flaring and cut throttle, touchdown about </text:span><text:span text:style-name="T12">180 kph</text:span><text:span text:style-name="T6">.</text:span></text:p>
        </text:list-item>
        <text:list-item>
          <text:p text:style-name="P12"><text:span text:style-name="T1">Rooskie brakes</text:span> when all wheels are on the ground<text:span text:style-name="T35"> and </text:span><text:span text:style-name="T2">under 190 kph</text:span><text:span text:style-name="T35">.</text:span></text:p>
        </text:list-item>
        <text:list-item>
          <text:p text:style-name="P24"><text:span text:style-name="T7">After stopping, </text:span><text:span text:style-name="T10">retract airbrake</text:span><text:span text:style-name="T7">, set </text:span><text:span text:style-name="T10">flaps to </text:span><text:span text:style-name="T11">up</text:span><text:span text:style-name="T6">, and </text:span><text:span text:style-name="T12">reset trim</text:span><text:span text:style-name="T6"> (</text:span><text:span text:style-name="T12">Trim Hat press</text:span><text:span text:style-name="T6">)</text:span><text:span text:style-name="T8">.</text:span></text:p>
        </text:list-item>
      </text:list>
      <text:p text:style-name="P4"/>
      <text:p text:style-name="P5">Engine restart</text:p>
      <text:list text:style-name="L6">
        <text:list-item>
          <text:p text:style-name="P25"><text:span text:style-name="T16">If N1 is higher than 15%</text:span><text:span text:style-name="T14">, windmilling restart:</text:span></text:p>
        </text:list-item>
      </text:list>
      <text:list text:style-name="L7">
        <text:list-item>
          <text:list>
            <text:list-item>
              <text:p text:style-name="P14">Throttle to <text:span text:style-name="T1">STOP</text:span> (all the way back and <text:span text:style-name="T1">shift-Bottom Thumb Button</text:span> to move back past rear detent).</text:p>
            </text:list-item>
            <text:list-item>
              <text:p text:style-name="P14">Maintain airspeed <text:span text:style-name="T1">greater than 430 kph</text:span>.</text:p>
            </text:list-item>
            <text:list-item>
              <text:p text:style-name="P14">Ensure N1 is still higher than 15%.</text:p>
            </text:list-item>
            <text:list-item>
              <text:p text:style-name="P14">Press <text:span text:style-name="T1">ENGINE</text:span> button for 2 seconds (left console forward under <text:span text:style-name="T1">blue cover</text:span>).</text:p>
            </text:list-item>
            <text:list-item>
              <text:p text:style-name="P14">After 3-6 seconds, move throttle to <text:span text:style-name="T1">IDLE</text:span> (<text:span text:style-name="T1">Bottom Thumb Button press</text:span> to move up past rear detent).</text:p>
            </text:list-item>
            <text:list-item>
              <text:p text:style-name="P14">Throttle up as RPM increases.</text:p>
            </text:list-item>
          </text:list>
        </text:list-item>
      </text:list>
      <text:list text:style-name="L8">
        <text:list-item>
          <text:p text:style-name="P26"><text:span text:style-name="T16">If N1 is lower than 15%</text:span><text:span text:style-name="T14">, APU-assisted restart:</text:span></text:p>
        </text:list-item>
      </text:list>
      <text:list text:style-name="L9">
        <text:list-item>
          <text:p text:style-name="P27"><text:span text:style-name="T14">Throttle to </text:span><text:span text:style-name="T16">STOP</text:span><text:span text:style-name="T14"> (all the way back and </text:span><text:span text:style-name="T16">shift-Bottom Thumb Button</text:span><text:span text:style-name="T14"> to move back past rear detent).</text:span></text:p>
        </text:list-item>
        <text:list-item>
          <text:p text:style-name="P15">Maintain airspeed <text:span text:style-name="T1">between 300-350 kph</text:span>.</text:p>
        </text:list-item>
        <text:list-item>
          <text:p text:style-name="P15">Ensure N1 is still lower than 15%.</text:p>
        </text:list-item>
        <text:list-item>
          <text:p text:style-name="P29"><text:span text:style-name="T5">Press </text:span><text:span text:style-name="T15">TURBO</text:span><text:span text:style-name="T5"> button for 2 seconds (left console forward under </text:span><text:span text:style-name="T15">black cover</text:span><text:span text:style-name="T5">).</text:span></text:p>
        </text:list-item>
        <text:list-item>
          <text:p text:style-name="P29"><text:span text:style-name="T5">When </text:span><text:span text:style-name="T15">TURBINE STARTER</text:span><text:span text:style-name="T5"> caution light comes on (about </text:span><text:span text:style-name="T15">20 seconds</text:span><text:span text:style-name="T5">), press </text:span><text:span text:style-name="T15">ENGINE</text:span><text:span text:style-name="T5"> button for 2 seconds (left console forward under </text:span><text:span text:style-name="T15">blue cover</text:span><text:span text:style-name="T5">).</text:span></text:p>
        </text:list-item>
        <text:list-item>
          <text:p text:style-name="P15">After 3-6 seconds, move throttle to <text:span text:style-name="T1">IDLE</text:span> (<text:span text:style-name="T1">Bottom Thumb Button press</text:span> to move up past rear detent).</text:p>
        </text:list-item>
        <text:list-item>
          <text:p text:style-name="P15">Throttle up as RPM increa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7H3M58S</meta:editing-duration>
    <meta:editing-cycles>103</meta:editing-cycles>
    <meta:generator>LibreOffice/7.5.2.2$Windows_X86_64 LibreOffice_project/53bb9681a964705cf672590721dbc85eb4d0c3a2</meta:generator>
    <dc:date>2024-03-30T14:39:16.054000000</dc:date>
    <meta:document-statistic meta:table-count="1" meta:image-count="0" meta:object-count="0" meta:page-count="1" meta:paragraph-count="46" meta:word-count="432" meta:character-count="2330" meta:non-whitespace-character-count="1978"/>
  </office:meta>
</office:document-meta>
</file>